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5.874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Millares" style:data-style-name="N109">
      <style:table-cell-properties style:text-align-source="fix" style:repeat-content="fals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Porcentaje" style:data-style-name="N0">
      <style:table-cell-properties style:text-align-source="fix" style:repeat-content="fals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Normal_5f_Estadística_20_1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5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mografía de Españ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arones</text:p>
          </table:table-cell>
          <table:table-cell office:value-type="string" calcext:value-type="string">
            <text:p>Mujeres</text:p>
          </table:table-cell>
          <table:table-cell office:value-type="string" calcext:value-type="string">
            <text:p>Ambos Sexos</text:p>
          </table:table-cell>
          <table:table-cell office:value-type="string" calcext:value-type="string">
            <text:p>% Hombres</text:p>
          </table:table-cell>
          <table:table-cell office:value-type="string" calcext:value-type="string">
            <text:p>% Mujeres</text:p>
          </table:table-cell>
          <table:table-cell office:value-type="string" calcext:value-type="string">
            <text:p>% Ambo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Andalucía</text:p>
          </table:table-cell>
          <table:table-cell table:style-name="ce3" office:value-type="float" office:value="4113383" calcext:value-type="float">
            <text:p>4113383 <text:s text:c="2"/></text:p>
          </table:table-cell>
          <table:table-cell table:style-name="ce3" office:value-type="float" office:value="4189540" calcext:value-type="float">
            <text:p>4189540 <text:s text:c="2"/></text:p>
          </table:table-cell>
          <table:table-cell table:style-name="ce3" table:formula="of:=[.C7]+[.D7]" office:value-type="float" office:value="8302923" calcext:value-type="float">
            <text:p>8302923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Aragón</text:p>
          </table:table-cell>
          <table:table-cell table:style-name="ce3" office:value-type="float" office:value="673819" calcext:value-type="float">
            <text:p>673819 <text:s text:c="2"/></text:p>
          </table:table-cell>
          <table:table-cell table:style-name="ce3" office:value-type="float" office:value="671654" calcext:value-type="float">
            <text:p>671654 <text:s text:c="2"/></text:p>
          </table:table-cell>
          <table:table-cell table:style-name="ce3" table:formula="of:=[.C8]+[.D8]" office:value-type="float" office:value="1345473" calcext:value-type="float">
            <text:p>1345473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Asturias (Principado de)</text:p>
          </table:table-cell>
          <table:table-cell table:style-name="ce3" office:value-type="float" office:value="520916" calcext:value-type="float">
            <text:p>520916 <text:s text:c="2"/></text:p>
          </table:table-cell>
          <table:table-cell table:style-name="ce3" office:value-type="float" office:value="564373" calcext:value-type="float">
            <text:p>564373 <text:s text:c="2"/></text:p>
          </table:table-cell>
          <table:table-cell table:style-name="ce3" table:formula="of:=[.C9]+[.D9]" office:value-type="float" office:value="1085289" calcext:value-type="float">
            <text:p>1085289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Balears (Illes)</text:p>
          </table:table-cell>
          <table:table-cell table:style-name="ce3" office:value-type="float" office:value="551079" calcext:value-type="float">
            <text:p>551079 <text:s text:c="2"/></text:p>
          </table:table-cell>
          <table:table-cell table:style-name="ce3" office:value-type="float" office:value="544347" calcext:value-type="float">
            <text:p>544347 <text:s text:c="2"/></text:p>
          </table:table-cell>
          <table:table-cell table:style-name="ce3" table:formula="of:=[.C10]+[.D10]" office:value-type="float" office:value="1095426" calcext:value-type="float">
            <text:p>1095426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anarias</text:p>
          </table:table-cell>
          <table:table-cell table:style-name="ce3" office:value-type="float" office:value="1052636" calcext:value-type="float">
            <text:p>1052636 <text:s text:c="2"/></text:p>
          </table:table-cell>
          <table:table-cell table:style-name="ce3" office:value-type="float" office:value="1051356" calcext:value-type="float">
            <text:p>1051356 <text:s text:c="2"/></text:p>
          </table:table-cell>
          <table:table-cell table:style-name="ce3" table:formula="of:=[.C11]+[.D11]" office:value-type="float" office:value="2103992" calcext:value-type="float">
            <text:p>2103992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antabria</text:p>
          </table:table-cell>
          <table:table-cell table:style-name="ce3" office:value-type="float" office:value="288735" calcext:value-type="float">
            <text:p>288735 <text:s text:c="2"/></text:p>
          </table:table-cell>
          <table:table-cell table:style-name="ce3" office:value-type="float" office:value="300500" calcext:value-type="float">
            <text:p>300500 <text:s text:c="2"/></text:p>
          </table:table-cell>
          <table:table-cell table:style-name="ce3" table:formula="of:=[.C12]+[.D12]" office:value-type="float" office:value="589235" calcext:value-type="float">
            <text:p>589235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astilla y León</text:p>
          </table:table-cell>
          <table:table-cell table:style-name="ce3" office:value-type="float" office:value="1272020" calcext:value-type="float">
            <text:p>1272020 <text:s text:c="2"/></text:p>
          </table:table-cell>
          <table:table-cell table:style-name="ce3" office:value-type="float" office:value="1291501" calcext:value-type="float">
            <text:p>1291501 <text:s text:c="2"/></text:p>
          </table:table-cell>
          <table:table-cell table:style-name="ce3" table:formula="of:=[.C13]+[.D13]" office:value-type="float" office:value="2563521" calcext:value-type="float">
            <text:p>2563521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astilla - La Mancha</text:p>
          </table:table-cell>
          <table:table-cell table:style-name="ce3" office:value-type="float" office:value="1051668" calcext:value-type="float">
            <text:p>1051668 <text:s text:c="2"/></text:p>
          </table:table-cell>
          <table:table-cell table:style-name="ce3" office:value-type="float" office:value="1029645" calcext:value-type="float">
            <text:p>1029645 <text:s text:c="2"/></text:p>
          </table:table-cell>
          <table:table-cell table:style-name="ce3" table:formula="of:=[.C14]+[.D14]" office:value-type="float" office:value="2081313" calcext:value-type="float">
            <text:p>2081313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ataluña</text:p>
          </table:table-cell>
          <table:table-cell table:style-name="ce3" office:value-type="float" office:value="3713765" calcext:value-type="float">
            <text:p>3713765 <text:s text:c="2"/></text:p>
          </table:table-cell>
          <table:table-cell table:style-name="ce3" office:value-type="float" office:value="3761655" calcext:value-type="float">
            <text:p>3761655 <text:s text:c="2"/></text:p>
          </table:table-cell>
          <table:table-cell table:style-name="ce3" table:formula="of:=[.C15]+[.D15]" office:value-type="float" office:value="7475420" calcext:value-type="float">
            <text:p>7475420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omunitat Valenciana</text:p>
          </table:table-cell>
          <table:table-cell table:style-name="ce3" office:value-type="float" office:value="2537898" calcext:value-type="float">
            <text:p>2537898 <text:s text:c="2"/></text:p>
          </table:table-cell>
          <table:table-cell table:style-name="ce3" office:value-type="float" office:value="2556777" calcext:value-type="float">
            <text:p>2556777 <text:s text:c="2"/></text:p>
          </table:table-cell>
          <table:table-cell table:style-name="ce3" table:formula="of:=[.C16]+[.D16]" office:value-type="float" office:value="5094675" calcext:value-type="float">
            <text:p>5094675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Extremadura</text:p>
          </table:table-cell>
          <table:table-cell table:style-name="ce3" office:value-type="float" office:value="547550" calcext:value-type="float">
            <text:p>547550 <text:s text:c="2"/></text:p>
          </table:table-cell>
          <table:table-cell table:style-name="ce3" office:value-type="float" office:value="554860" calcext:value-type="float">
            <text:p>554860 <text:s text:c="2"/></text:p>
          </table:table-cell>
          <table:table-cell table:style-name="ce3" table:formula="of:=[.C17]+[.D17]" office:value-type="float" office:value="1102410" calcext:value-type="float">
            <text:p>1102410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alicia</text:p>
          </table:table-cell>
          <table:table-cell table:style-name="ce3" office:value-type="float" office:value="1349603" calcext:value-type="float">
            <text:p>1349603 <text:s text:c="2"/></text:p>
          </table:table-cell>
          <table:table-cell table:style-name="ce3" office:value-type="float" office:value="1446486" calcext:value-type="float">
            <text:p>1446486 <text:s text:c="2"/></text:p>
          </table:table-cell>
          <table:table-cell table:style-name="ce3" table:formula="of:=[.C18]+[.D18]" office:value-type="float" office:value="2796089" calcext:value-type="float">
            <text:p>2796089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Madrid (Comunidad de)</text:p>
          </table:table-cell>
          <table:table-cell table:style-name="ce3" office:value-type="float" office:value="3094874" calcext:value-type="float">
            <text:p>3094874 <text:s text:c="2"/></text:p>
          </table:table-cell>
          <table:table-cell table:style-name="ce3" office:value-type="float" office:value="3292058" calcext:value-type="float">
            <text:p>3292058 <text:s text:c="2"/></text:p>
          </table:table-cell>
          <table:table-cell table:style-name="ce3" table:formula="of:=[.C19]+[.D19]" office:value-type="float" office:value="6386932" calcext:value-type="float">
            <text:p>6386932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Murcia (Región de)</text:p>
          </table:table-cell>
          <table:table-cell table:style-name="ce3" office:value-type="float" office:value="731609" calcext:value-type="float">
            <text:p>731609 <text:s text:c="2"/></text:p>
          </table:table-cell>
          <table:table-cell table:style-name="ce3" office:value-type="float" office:value="714911" calcext:value-type="float">
            <text:p>714911 <text:s text:c="2"/></text:p>
          </table:table-cell>
          <table:table-cell table:style-name="ce3" table:formula="of:=[.C20]+[.D20]" office:value-type="float" office:value="1446520" calcext:value-type="float">
            <text:p>1446520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varra (Comunidad Foral de)</text:p>
          </table:table-cell>
          <table:table-cell table:style-name="ce3" office:value-type="float" office:value="315486" calcext:value-type="float">
            <text:p>315486 <text:s text:c="2"/></text:p>
          </table:table-cell>
          <table:table-cell table:style-name="ce3" office:value-type="float" office:value="315092" calcext:value-type="float">
            <text:p>315092 <text:s text:c="2"/></text:p>
          </table:table-cell>
          <table:table-cell table:style-name="ce3" table:formula="of:=[.C21]+[.D21]" office:value-type="float" office:value="630578" calcext:value-type="float">
            <text:p>630578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País Vasco</text:p>
          </table:table-cell>
          <table:table-cell table:style-name="ce3" office:value-type="float" office:value="1062412" calcext:value-type="float">
            <text:p>1062412 <text:s text:c="2"/></text:p>
          </table:table-cell>
          <table:table-cell table:style-name="ce3" office:value-type="float" office:value="1109763" calcext:value-type="float">
            <text:p>1109763 <text:s text:c="2"/></text:p>
          </table:table-cell>
          <table:table-cell table:style-name="ce3" table:formula="of:=[.C22]+[.D22]" office:value-type="float" office:value="2172175" calcext:value-type="float">
            <text:p>2172175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Rioja (La)</text:p>
          </table:table-cell>
          <table:table-cell table:style-name="ce3" office:value-type="float" office:value="162173" calcext:value-type="float">
            <text:p>162173 <text:s text:c="2"/></text:p>
          </table:table-cell>
          <table:table-cell table:style-name="ce3" office:value-type="float" office:value="159529" calcext:value-type="float">
            <text:p>159529 <text:s text:c="2"/></text:p>
          </table:table-cell>
          <table:table-cell table:style-name="ce3" table:formula="of:=[.C23]+[.D23]" office:value-type="float" office:value="321702" calcext:value-type="float">
            <text:p>321702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iudad autónoma de Ceuta</text:p>
          </table:table-cell>
          <table:table-cell table:style-name="ce3" office:value-type="float" office:value="40118" calcext:value-type="float">
            <text:p>40118 <text:s text:c="2"/></text:p>
          </table:table-cell>
          <table:table-cell table:style-name="ce3" office:value-type="float" office:value="38556" calcext:value-type="float">
            <text:p>38556 <text:s text:c="2"/></text:p>
          </table:table-cell>
          <table:table-cell table:style-name="ce3" table:formula="of:=[.C24]+[.D24]" office:value-type="float" office:value="78674" calcext:value-type="float">
            <text:p>78674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iudad autónoma de Melilla</text:p>
          </table:table-cell>
          <table:table-cell table:style-name="ce3" office:value-type="float" office:value="37244" calcext:value-type="float">
            <text:p>37244 <text:s text:c="2"/></text:p>
          </table:table-cell>
          <table:table-cell table:style-name="ce3" office:value-type="float" office:value="36216" calcext:value-type="float">
            <text:p>36216 <text:s text:c="2"/></text:p>
          </table:table-cell>
          <table:table-cell table:style-name="ce3" table:formula="of:=[.C25]+[.D25]" office:value-type="float" office:value="73460" calcext:value-type="float">
            <text:p>73460 <text:s text:c="2"/>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3" table:number-columns-repeated="3"/>
          <table:table-cell table:style-name="ce5" table:number-columns-repeated="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Población Media:</text:p>
          </table:table-cell>
          <table:table-cell table:number-columns-repeated="3"/>
          <table:table-cell table:style-name="ce6" office:value-type="string" calcext:value-type="string">
            <text:p>Población de la 2ª Comunidad más poblada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Población de la Comunidad más poblada:</text:p>
          </table:table-cell>
          <table:table-cell table:number-columns-repeated="3"/>
          <table:table-cell table:style-name="ce6" office:value-type="string" calcext:value-type="string">
            <text:p>Población de la 2ª Comunidad menos poblada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Población de la Comunidad menos poblada:</text:p>
          </table:table-cell>
          <table:table-cell table:number-columns-repeated="3"/>
          <table:table-cell table:style-name="ce6" office:value-type="string" calcext:value-type="string">
            <text:p>Nº de comunidades que superan la Media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Nº Total de Comunidades:</text:p>
          </table:table-cell>
          <table:table-cell table:number-columns-repeated="3"/>
          <table:table-cell table:style-name="ce6" office:value-type="string" calcext:value-type="string">
            <text:p>Posición de Galicia en el conjunto de España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Media de <text:s/>la población superior a 2,5 millones</text:p>
          </table:table-cell>
          <table:table-cell table:number-columns-repeated="3"/>
          <table:table-cell table:style-name="ce6" office:value-type="string" calcext:value-type="string">
            <text:p>Posición de Madrid en el conjunto de España: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5" table:number-columns-repeated="1024" table:default-cell-style-name="ce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2">
        <table:table-column table:style-name="co5" table:number-columns-repeated="1024" table:default-cell-style-name="ce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number number:decimal-places="2" number:min-integer-digits="1" number:grouping="true"/>
      <number:text>   </number:text>
    </number:number-style>
    <number:number-style style:name="N106P1" style:volatile="true">
      <number:text>-</number:text>
      <number:number number:decimal-places="2" number:min-integer-digits="1" number:grouping="true"/>
      <number:text>   </number:text>
    </number:number-style>
    <number:number-style style:name="N106P2" style:volatile="true">
      <number:text> -</number:text>
      <number:number number:decimal-places="0" number:min-integer-digits="2"/>
      <number:text>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03">
      <number:number number:decimal-places="2" number:min-integer-digits="1" number:grouping="true"/>
      <number:text>   </number:text>
    </number:number-style>
    <number:number-style style:name="N104">
      <number:text>-</number:text>
      <number:number number:decimal-places="2" number:min-integer-digits="1" number:grouping="true"/>
      <number:text>   </number:text>
    </number:number-style>
    <number:number-style style:name="N105">
      <number:text> -</number:text>
      <number:number number:decimal-places="0" number:min-integer-digits="2"/>
      <number:text>   </number:text>
    </number:number-style>
    <number:number-style style:name="N107">
      <number:number number:decimal-places="0" number:min-integer-digits="1"/>
      <number:text>   </number:text>
    </number:number-style>
    <number:number-style style:name="N108">
      <number:text>-</number:text>
      <number:number number:decimal-places="0" number:min-integer-digits="1"/>
      <number:text>   </number:text>
    </number:number-style>
    <number:number-style style:name="N109P0" style:volatile="true">
      <number:number number:decimal-places="0" number:min-integer-digits="1"/>
      <number:text>   </number:text>
    </number:number-style>
    <number:number-style style:name="N109P1" style:volatile="true">
      <number:text>-</number:text>
      <number:number number:decimal-places="0" number:min-integer-digits="1"/>
      <number:text>   </number:text>
    </number:number-style>
    <number:number-style style:name="N109P2" style:volatile="true">
      <number:text> -</number:text>
      <number:number number:decimal-places="0" number:min-integer-digits="2"/>
      <number:text>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ares" style:family="table-cell" style:parent-style-name="Default" style:data-style-name="N106"/>
    <style:style style:name="Normal_5f_Estadística_20_1" style:display-name="Normal_Estadística 1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Porcentaje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aper-tray-name="Selección Automática" style:print-orientation="portrait" fo:margin-top="2cm" fo:margin-bottom="2cm" fo:margin-left="2cm" fo:margin-right="2cm" style:print-page-order="ttb" style:first-page-number="continue" style:scale-to="95%" style:print="charts drawings grid headers object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/>
        <text:p/>
        <text:p/>
        <text:p/>
        <text:p/>
        <text:p/>
        <text:p/>
        <text:p/>
        <text:p/>
        <text:p/>
        <text:p/>
        <text:p/>
        <text:p/>
      </style:header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initial-creator>Juan Pablo Cepeda Becerra</meta:initial-creator>
    <meta:creation-date>2010-09-23T13:14:37Z</meta:creation-date>
    <dc:date>2016-12-20T14:23:20.551000000</dc:date>
    <meta:print-date>2010-10-19T07:27:44Z</meta:print-date>
    <meta:editing-duration>PT1H3M51S</meta:editing-duration>
    <meta:editing-cycles>9</meta:editing-cycles>
    <meta:document-statistic meta:table-count="3" meta:cell-count="94" meta:object-count="0"/>
  </office:meta>
</office:document-meta>
</file>